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374in"/>
    </style:style>
    <style:style style:name="co2" style:family="table-column">
      <style:table-column-properties fo:break-before="auto" style:column-width="1.0807in"/>
    </style:style>
    <style:style style:name="co3" style:family="table-column">
      <style:table-column-properties fo:break-before="auto" style:column-width="7.3028in"/>
    </style:style>
    <style:style style:name="co4" style:family="table-column">
      <style:table-column-properties fo:break-before="auto" style:column-width="2.643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ourse_or_level</text:p>
          </table:table-cell>
          <table:table-cell table:style-name="ce1" office:value-type="string" calcext:value-type="string">
            <text:p>slo</text:p>
          </table:table-cell>
          <table:table-cell table:style-name="ce1" office:value-type="string" calcext:value-type="string">
            <text:p>source</text:p>
          </table:table-cell>
          <table:table-cell table:style-name="ce1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CI 110 SLO</text:p>
          </table:table-cell>
          <table:table-cell office:value-type="string" calcext:value-type="string">
            <text:p>Students will be able to use and differentiate between basic concepts of computer hardware and software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CI 110 SLO</text:p>
          </table:table-cell>
          <table:table-cell office:value-type="string" calcext:value-type="string">
            <text:p>Students will be able to use data representation for the fundamental data types and perform conversions between binary-hexadecimal-decimal representations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CI 110 SLO</text:p>
          </table:table-cell>
          <table:table-cell office:value-type="string" calcext:value-type="string">
            <text:p>Students will be able to read, understand and trace the execution of programs written in C language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CI 110 SLO</text:p>
          </table:table-cell>
          <table:table-cell office:value-type="string" calcext:value-type="string">
            <text:p>For a given algorithm students will be able to write the C code using a modular approach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CI 110 CMO</text:p>
          </table:table-cell>
          <table:table-cell office:value-type="string" calcext:value-type="string">
            <text:p>Define computer terminology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SCI 110 CMO</text:p>
          </table:table-cell>
          <table:table-cell office:value-type="string" calcext:value-type="string">
            <text:p>Describe various data representations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SCI 110 CMO</text:p>
          </table:table-cell>
          <table:table-cell office:value-type="string" calcext:value-type="string">
            <text:p>Demonstrate number system conversion to and from binary, decimal and hexadecimal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SCI 110 CMO</text:p>
          </table:table-cell>
          <table:table-cell office:value-type="string" calcext:value-type="string">
            <text:p>Discuss fundamental units of digital computers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SCI 110 CMO</text:p>
          </table:table-cell>
          <table:table-cell office:value-type="string" calcext:value-type="string">
            <text:p>Describe instruction set, computer organization and operating system features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SCI 110 CMO</text:p>
          </table:table-cell>
          <table:table-cell office:value-type="string" calcext:value-type="string">
            <text:p>Analyze and design efficient algorithms for problem solving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SCI 110 CMO</text:p>
          </table:table-cell>
          <table:table-cell office:value-type="string" calcext:value-type="string">
            <text:p>Utilize text editors, compilers and IDEs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SCI 110 CMO</text:p>
          </table:table-cell>
          <table:table-cell office:value-type="string" calcext:value-type="string">
            <text:p>Utilize appropriate data types and structures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SCI 110 CMO</text:p>
          </table:table-cell>
          <table:table-cell office:value-type="string" calcext:value-type="string">
            <text:p>Write, organize and assemble program documentation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SCI 110 CMO</text:p>
          </table:table-cell>
          <table:table-cell office:value-type="string" calcext:value-type="string">
            <text:p>Create correct code, and debug simple errors in one of the higher level languages (C, C++ or Java.)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SCI 140 CMO</text:p>
          </table:table-cell>
          <table:table-cell office:value-type="string" calcext:value-type="string">
            <text:p>Analyze problems and design appropriate algorithms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SCI 140 CMO</text:p>
          </table:table-cell>
          <table:table-cell office:value-type="string" calcext:value-type="string">
            <text:p>Code algorithms into the C++ language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SCI 140 CMO</text:p>
          </table:table-cell>
          <table:table-cell office:value-type="string" calcext:value-type="string">
            <text:p>Recognize and produce proper C++ syntax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SCI 140 CMO</text:p>
          </table:table-cell>
          <table:table-cell office:value-type="string" calcext:value-type="string">
            <text:p>Use correct data type and data structures, including objects, linked lists, stacks, queues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SCI 140 CMO</text:p>
          </table:table-cell>
          <table:table-cell office:value-type="string" calcext:value-type="string">
            <text:p>Utilize recursion, iteration, arrays, pointer arithmetic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SCI 140 CMO</text:p>
          </table:table-cell>
          <table:table-cell office:value-type="string" calcext:value-type="string">
            <text:p>Demonstrate the paradigm of object oriented programming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SCI 140 CMO</text:p>
          </table:table-cell>
          <table:table-cell office:value-type="string" calcext:value-type="string">
            <text:p>Write, organize and assemble program documentation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SCI 140 CMO</text:p>
          </table:table-cell>
          <table:table-cell office:value-type="string" calcext:value-type="string">
            <text:p>Utilize encapsulation, overloading, inheritance and polymorphism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SCI 140 CMO</text:p>
          </table:table-cell>
          <table:table-cell office:value-type="string" calcext:value-type="string">
            <text:p>Utilize data abstraction, separate program interface and implementation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SCI 140 CMO</text:p>
          </table:table-cell>
          <table:table-cell office:value-type="string" calcext:value-type="string">
            <text:p>Develop standards for comparing the efficiency of various algorithms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SCI 140 CMO</text:p>
          </table:table-cell>
          <table:table-cell office:value-type="string" calcext:value-type="string">
            <text:p>Demonstrate debugging techniques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SCI 145 SLO</text:p>
          </table:table-cell>
          <table:table-cell office:value-type="string" calcext:value-type="string">
            <text:p>Students will be able to analyze problems and design appropriate algorithms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SCI 145 SLO</text:p>
          </table:table-cell>
          <table:table-cell office:value-type="string" calcext:value-type="string">
            <text:p>Students will be able to code provided algorithms using Java language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SCI 145 SLO</text:p>
          </table:table-cell>
          <table:table-cell office:value-type="string" calcext:value-type="string">
            <text:p>Students will be able to provide code for a Java class given objects’ attributes and behaviors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SCI 145 SLO</text:p>
          </table:table-cell>
          <table:table-cell office:value-type="string" calcext:value-type="string">
            <text:p>Students will be able to use existing Java classes to perform required tasks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SCI 145 CMO</text:p>
          </table:table-cell>
          <table:table-cell office:value-type="string" calcext:value-type="string">
            <text:p>Analyze problems and design appropriate algorithms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SCI 145 CMO</text:p>
          </table:table-cell>
          <table:table-cell office:value-type="string" calcext:value-type="string">
            <text:p>Code algorithms into the Java language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SCI 145 CMO</text:p>
          </table:table-cell>
          <table:table-cell office:value-type="string" calcext:value-type="string">
            <text:p>Recognize and produce proper Java syntax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SCI 145 CMO</text:p>
          </table:table-cell>
          <table:table-cell office:value-type="string" calcext:value-type="string">
            <text:p>Utilize recursion, iteration and arrays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SCI 145 CMO</text:p>
          </table:table-cell>
          <table:table-cell office:value-type="string" calcext:value-type="string">
            <text:p>Demonstrate the paradigm of object oriented programming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SCI 145 CMO</text:p>
          </table:table-cell>
          <table:table-cell office:value-type="string" calcext:value-type="string">
            <text:p>Write, organize and assemble program documentation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SCI 145 CMO</text:p>
          </table:table-cell>
          <table:table-cell office:value-type="string" calcext:value-type="string">
            <text:p>Develop standards for comparing the efficiency of various algorithms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SCI 145 CMO</text:p>
          </table:table-cell>
          <table:table-cell office:value-type="string" calcext:value-type="string">
            <text:p>Demonstrate debugging techniques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SCI 150 SLO</text:p>
          </table:table-cell>
          <table:table-cell office:value-type="string" calcext:value-type="string">
            <text:p>Students will be able to manipulate data at the bit and byte levels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SCI 150 SLO</text:p>
          </table:table-cell>
          <table:table-cell office:value-type="string" calcext:value-type="string">
            <text:p>Students will be able to identify the components of a computer and the organization of those components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SCI 150 SLO</text:p>
          </table:table-cell>
          <table:table-cell office:value-type="string" calcext:value-type="string">
            <text:p>Students will be able to describe disk storage systems and file systems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SCI 150 SLO</text:p>
          </table:table-cell>
          <table:table-cell office:value-type="string" calcext:value-type="string">
            <text:p>Students will be able to use assembly language instructions to write small programs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SCI 150 CMO</text:p>
          </table:table-cell>
          <table:table-cell office:value-type="string" calcext:value-type="string">
            <text:p>Explain different number systems and manipulate bits and bytes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SCI 150 CMO</text:p>
          </table:table-cell>
          <table:table-cell office:value-type="string" calcext:value-type="string">
            <text:p>Identify the components of a computer and the organization of those components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SCI 150 CMO</text:p>
          </table:table-cell>
          <table:table-cell office:value-type="string" calcext:value-type="string">
            <text:p>Use assembly language instructions to write programs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SCI 150 CMO</text:p>
          </table:table-cell>
          <table:table-cell office:value-type="string" calcext:value-type="string">
            <text:p>Map statements and constructs in a high-level language into a sequence of machine instructions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SCI 150 CMO</text:p>
          </table:table-cell>
          <table:table-cell office:value-type="string" calcext:value-type="string">
            <text:p>Construct internal representations of simple data types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SCI 150 CMO</text:p>
          </table:table-cell>
          <table:table-cell office:value-type="string" calcext:value-type="string">
            <text:p>Identify the basic principles of the operating system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SCI 150 CMO</text:p>
          </table:table-cell>
          <table:table-cell office:value-type="string" calcext:value-type="string">
            <text:p>Utilize procedures in assembly programs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SCI 150 CMO</text:p>
          </table:table-cell>
          <table:table-cell office:value-type="string" calcext:value-type="string">
            <text:p>Analyze disk operations and compare different file systems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SCI 150 CMO</text:p>
          </table:table-cell>
          <table:table-cell office:value-type="string" calcext:value-type="string">
            <text:p>Write programs in assembly language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SCI 170 SLO</text:p>
          </table:table-cell>
          <table:table-cell office:value-type="string" calcext:value-type="string">
            <text:p>Students will be able do basic UNIX OS administration tasks, including account management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SCI 170 SLO</text:p>
          </table:table-cell>
          <table:table-cell office:value-type="string" calcext:value-type="string">
            <text:p>Students will be able to use the Unix file system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SCI 170 SLO</text:p>
          </table:table-cell>
          <table:table-cell office:value-type="string" calcext:value-type="string">
            <text:p>Students will be able to perform basic UNIX networking tasks including setting up a LAN using NIS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SCI 170 SLO</text:p>
          </table:table-cell>
          <table:table-cell office:value-type="string" calcext:value-type="string">
            <text:p>Students will be able to use Unix programming tools: compilers, Make utility, debugger, profiler, version control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SCI 170 SLO</text:p>
          </table:table-cell>
          <table:table-cell office:value-type="string" calcext:value-type="string">
            <text:p>Students will be able to read-understand-write short scripts in a Unix shell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SCI 170 CMO</text:p>
          </table:table-cell>
          <table:table-cell office:value-type="string" calcext:value-type="string">
            <text:p>Describe the function performed by an operating system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SCI 170 CMO</text:p>
          </table:table-cell>
          <table:table-cell office:value-type="string" calcext:value-type="string">
            <text:p>Utilize vi and emacs text editors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SCI 170 CMO</text:p>
          </table:table-cell>
          <table:table-cell office:value-type="string" calcext:value-type="string">
            <text:p>Write scripts for shell programming in UNIX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SCI 170 CMO</text:p>
          </table:table-cell>
          <table:table-cell office:value-type="string" calcext:value-type="string">
            <text:p>Discuss features of UNIX implementations and compare to other operating systems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SCI 170 CMO</text:p>
          </table:table-cell>
          <table:table-cell office:value-type="string" calcext:value-type="string">
            <text:p>Manage system administration on SOLARIS and LINUX boxes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SCI 170 CMO</text:p>
          </table:table-cell>
          <table:table-cell office:value-type="string" calcext:value-type="string">
            <text:p>Utilize file systems under UNIX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SCI 170 CMO</text:p>
          </table:table-cell>
          <table:table-cell office:value-type="string" calcext:value-type="string">
            <text:p>Utilize process management under UNIX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SCI 170 CMO</text:p>
          </table:table-cell>
          <table:table-cell office:value-type="string" calcext:value-type="string">
            <text:p>Configure user shells and perform basic tasks as "root" on the system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SCI 170 CMO</text:p>
          </table:table-cell>
          <table:table-cell office:value-type="string" calcext:value-type="string">
            <text:p>Explain networking basics, routing, TCP/IP and DNS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SCI 170 CMO</text:p>
          </table:table-cell>
          <table:table-cell office:value-type="string" calcext:value-type="string">
            <text:p>Utilize compilers for C/C++, Java under UNIX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SCI 190 SLO</text:p>
          </table:table-cell>
          <table:table-cell office:value-type="string" calcext:value-type="string">
            <text:p>Students will be able to use truth table for propositional calculus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SCI 190 SLO</text:p>
          </table:table-cell>
          <table:table-cell office:value-type="string" calcext:value-type="string">
            <text:p>Students will be able to use math induction and recursive definitions and algorithms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SCI 190 SLO</text:p>
          </table:table-cell>
          <table:table-cell office:value-type="string" calcext:value-type="string">
            <text:p>Students will be able to understand the terminology of finite graphs and trees and use the basic algorithms for traversal, shortest path, graph coloring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SCI 190 SLO</text:p>
          </table:table-cell>
          <table:table-cell office:value-type="string" calcext:value-type="string">
            <text:p>Students will be able to use basic counting techniques, combinatorics concepts and binomial coefficients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SCI 190 CMO</text:p>
          </table:table-cell>
          <table:table-cell office:value-type="string" calcext:value-type="string">
            <text:p>Utilize the appropriate mathematical tool in algorithm design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SCI 190 CMO</text:p>
          </table:table-cell>
          <table:table-cell office:value-type="string" calcext:value-type="string">
            <text:p>Define problems in mathematical terms using the language of sets, logic, arithmetic, combinatorics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SCI 190 CMO</text:p>
          </table:table-cell>
          <table:table-cell office:value-type="string" calcext:value-type="string">
            <text:p>Compose proofs using truth tables or predicate calculus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SCI 190 CMO</text:p>
          </table:table-cell>
          <table:table-cell office:value-type="string" calcext:value-type="string">
            <text:p>Develop algorithms using recursion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SCI 190 CMO</text:p>
          </table:table-cell>
          <table:table-cell office:value-type="string" calcext:value-type="string">
            <text:p>Utilize modular arithmetic and integer arithmetic in problem solving with computers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SCI 190 CMO</text:p>
          </table:table-cell>
          <table:table-cell office:value-type="string" calcext:value-type="string">
            <text:p>Demonstrate elementary counting techniques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SCI 190 CMO</text:p>
          </table:table-cell>
          <table:table-cell office:value-type="string" calcext:value-type="string">
            <text:p>Solve problems using mathematical induction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SCI 190 CMO</text:p>
          </table:table-cell>
          <table:table-cell office:value-type="string" calcext:value-type="string">
            <text:p>Utilize the language of graphs in problem solving and algorithm design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SCI 190 CMO</text:p>
          </table:table-cell>
          <table:table-cell office:value-type="string" calcext:value-type="string">
            <text:p>Classify problems according to mathematical aspect that is relevant to it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SCI 190 CMO</text:p>
          </table:table-cell>
          <table:table-cell office:value-type="string" calcext:value-type="string">
            <text:p>Utilize discrete probability for practical problems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SCI 210 SLO</text:p>
          </table:table-cell>
          <table:table-cell office:value-type="string" calcext:value-type="string">
            <text:p>Students will be able to use Boolean algebra for algebraic simplification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SCI 210 SLO</text:p>
          </table:table-cell>
          <table:table-cell office:value-type="string" calcext:value-type="string">
            <text:p>Students will be able to use truth tables, maps, and tabular reduction methods in combinational network design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SCI 210 SLO</text:p>
          </table:table-cell>
          <table:table-cell office:value-type="string" calcext:value-type="string">
            <text:p>Students will be able to use state tables and diagrams in sequential network design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SCI 210 SLO</text:p>
          </table:table-cell>
          <table:table-cell office:value-type="string" calcext:value-type="string">
            <text:p>Students will be able to differentiate between combinational and sequential logic networks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SCI 220 SLO</text:p>
          </table:table-cell>
          <table:table-cell office:value-type="string" calcext:value-type="string">
            <text:p>Students will be able to analyze problems and select the appropriate data structure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SCI 220 SLO</text:p>
          </table:table-cell>
          <table:table-cell office:value-type="string" calcext:value-type="string">
            <text:p>Students will be able to estimate running time given an algorithm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SCI 220 SLO</text:p>
          </table:table-cell>
          <table:table-cell office:value-type="string" calcext:value-type="string">
            <text:p>Students will be able to implement and use linear data structures including sets, stacks, queues, and lists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SCI 220 SLO</text:p>
          </table:table-cell>
          <table:table-cell office:value-type="string" calcext:value-type="string">
            <text:p>Students will be able to implement and use trees including binary tree, binary search trees, and heaps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SCI 220 CMO</text:p>
          </table:table-cell>
          <table:table-cell office:value-type="string" calcext:value-type="string">
            <text:p>Analyze problems and select the appropriate data structure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SCI 220 CMO</text:p>
          </table:table-cell>
          <table:table-cell office:value-type="string" calcext:value-type="string">
            <text:p>Design the most efficient data structure for solving a problem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SCI 220 CMO</text:p>
          </table:table-cell>
          <table:table-cell office:value-type="string" calcext:value-type="string">
            <text:p>Implement the data structure through effective C++/Java code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SCI 220 CMO</text:p>
          </table:table-cell>
          <table:table-cell office:value-type="string" calcext:value-type="string">
            <text:p>Utilize effective search, insertion and deletion algorithms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SCI 220 CMO</text:p>
          </table:table-cell>
          <table:table-cell office:value-type="string" calcext:value-type="string">
            <text:p>Demonstrate effective debugging techniques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SCI 220 CMO</text:p>
          </table:table-cell>
          <table:table-cell office:value-type="string" calcext:value-type="string">
            <text:p>Write and organize documentation for data structures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SCI 220 CMO</text:p>
          </table:table-cell>
          <table:table-cell office:value-type="string" calcext:value-type="string">
            <text:p>Estimate running time for the algorithm studied in class or new algorithms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SCI 230 SLO</text:p>
          </table:table-cell>
          <table:table-cell office:value-type="string" calcext:value-type="string">
            <text:p>Students will be able to implement efficient searching techniques including hash tables and skip lists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SCI 230 SLO</text:p>
          </table:table-cell>
          <table:table-cell office:value-type="string" calcext:value-type="string">
            <text:p>Students will be able to implement and analyze running time for various sorting algorithms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SCI 230 SLO</text:p>
          </table:table-cell>
          <table:table-cell office:value-type="string" calcext:value-type="string">
            <text:p>Students will be able to represent graphs and implement well-known graph algorithms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SCI 230 SLO</text:p>
          </table:table-cell>
          <table:table-cell office:value-type="string" calcext:value-type="string">
            <text:p>Students will be able to differentiate the costs between memory access and disk access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SCI 230 CMO</text:p>
          </table:table-cell>
          <table:table-cell office:value-type="string" calcext:value-type="string">
            <text:p>Analyze algorithms and select the most efficient one to solve a problem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SCI 230 CMO</text:p>
          </table:table-cell>
          <table:table-cell office:value-type="string" calcext:value-type="string">
            <text:p>Implement sorting algorithms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SCI 230 CMO</text:p>
          </table:table-cell>
          <table:table-cell office:value-type="string" calcext:value-type="string">
            <text:p>Implement hashing algorithms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SCI 230 CMO</text:p>
          </table:table-cell>
          <table:table-cell office:value-type="string" calcext:value-type="string">
            <text:p>Use self-organizing lists in problem solving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SCI 230 CMO</text:p>
          </table:table-cell>
          <table:table-cell office:value-type="string" calcext:value-type="string">
            <text:p>Understand and implement graph algorithms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SCI 230 CMO</text:p>
          </table:table-cell>
          <table:table-cell office:value-type="string" calcext:value-type="string">
            <text:p>Estimate running time for sort, search, and graph algorithms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SCI 230 CMO</text:p>
          </table:table-cell>
          <table:table-cell office:value-type="string" calcext:value-type="string">
            <text:p>Identify main memory access and disk access costs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SCI 230 CMO</text:p>
          </table:table-cell>
          <table:table-cell office:value-type="string" calcext:value-type="string">
            <text:p>Utilize object-oriented techniques in design of data structures and algorithms.</text:p>
          </table:table-cell>
          <table:table-cell office:value-type="string" calcext:value-type="string">
            <text:p>https://www.mtsac.edu/math/slo_cs.html</text:p>
          </table:table-cell>
          <table:table-cell table:number-columns-repeated="102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he Computer Science Department's Bachelor of Science program must enable students to attain, by the time of graduation</text:p>
          </table:table-cell>
          <table:table-cell office:value-type="string" calcext:value-type="string">
            <text:p>Attain an ability to apply knowledge of computing and mathematics appropriate to the discipline.</text:p>
          </table:table-cell>
          <table:table-cell office:value-type="string" calcext:value-type="string">
            <text:p>https://www.colorado.edu/cs/about/program-outcomes-objectives</text:p>
          </table:table-cell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The Computer Science Department's Bachelor of Science program must enable students to attain, by the time of graduation</text:p>
          </table:table-cell>
          <table:table-cell office:value-type="string" calcext:value-type="string">
            <text:p>Attain an ability to identify, formulate, and develop solutions to computational challenges.</text:p>
          </table:table-cell>
          <table:table-cell office:value-type="string" calcext:value-type="string">
            <text:p>https://www.colorado.edu/cs/about/program-outcomes-objectives</text:p>
          </table:table-cell>
          <table:table-cell table:number-columns-repeated="102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The Computer Science Department's Bachelor of Science program must enable students to attain, by the time of graduation</text:p>
          </table:table-cell>
          <table:table-cell office:value-type="string" calcext:value-type="string">
            <text:p>Attain an ability to design, implement, and evaluate a computational system to meet desired needs within realistic constraints.</text:p>
          </table:table-cell>
          <table:table-cell office:value-type="string" calcext:value-type="string">
            <text:p>https://www.colorado.edu/cs/about/program-outcomes-objectives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he Computer Science Department's Bachelor of Science program must enable students to attain, by the time of graduation</text:p>
          </table:table-cell>
          <table:table-cell office:value-type="string" calcext:value-type="string">
            <text:p>Attain an ability to function effectively on teams to accomplish shared computing design, evaluation, or implementation goals.</text:p>
          </table:table-cell>
          <table:table-cell office:value-type="string" calcext:value-type="string">
            <text:p>https://www.colorado.edu/cs/about/program-outcomes-objectives</text:p>
          </table:table-cell>
          <table:table-cell table:number-columns-repeated="102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he Computer Science Department's Bachelor of Science program must enable students to attain, by the time of graduation</text:p>
          </table:table-cell>
          <table:table-cell office:value-type="string" calcext:value-type="string">
            <text:p>Attain an understanding of professional, ethical, legal, security, and social issues and responsibilities for the computing profession.</text:p>
          </table:table-cell>
          <table:table-cell office:value-type="string" calcext:value-type="string">
            <text:p>https://www.colorado.edu/cs/about/program-outcomes-objectives</text:p>
          </table:table-cell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he Computer Science Department's Bachelor of Science program must enable students to attain, by the time of graduation</text:p>
          </table:table-cell>
          <table:table-cell office:value-type="string" calcext:value-type="string">
            <text:p>Attain an ability to communicate and engage effectively with diverse stakeholders.</text:p>
          </table:table-cell>
          <table:table-cell office:value-type="string" calcext:value-type="string">
            <text:p>https://www.colorado.edu/cs/about/program-outcomes-objectives</text:p>
          </table:table-cell>
          <table:table-cell table:number-columns-repeated="102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he Computer Science Department's Bachelor of Science program must enable students to attain, by the time of graduation</text:p>
          </table:table-cell>
          <table:table-cell office:value-type="string" calcext:value-type="string">
            <text:p>Attain an ability to analyze impacts of computing on individuals, organizations, and society.</text:p>
          </table:table-cell>
          <table:table-cell office:value-type="string" calcext:value-type="string">
            <text:p>https://www.colorado.edu/cs/about/program-outcomes-objectives</text:p>
          </table:table-cell>
          <table:table-cell table:number-columns-repeated="102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he Computer Science Department's Bachelor of Science program must enable students to attain, by the time of graduation</text:p>
          </table:table-cell>
          <table:table-cell office:value-type="string" calcext:value-type="string">
            <text:p>Rttain aecognition of the need for and ability to engage in continuing professional development.</text:p>
          </table:table-cell>
          <table:table-cell office:value-type="string" calcext:value-type="string">
            <text:p>https://www.colorado.edu/cs/about/program-outcomes-objectives</text:p>
          </table:table-cell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he Computer Science Department's Bachelor of Science program must enable students to attain, by the time of graduation</text:p>
          </table:table-cell>
          <table:table-cell office:value-type="string" calcext:value-type="string">
            <text:p>Attain an ability to use appropriate techniques, skills, and tools necessary for computing practice.</text:p>
          </table:table-cell>
          <table:table-cell office:value-type="string" calcext:value-type="string">
            <text:p>https://www.colorado.edu/cs/about/program-outcomes-objectives</text:p>
          </table:table-cell>
          <table:table-cell table:number-columns-repeated="102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he Computer Science Department's Bachelor of Science program must enable students to attain, by the time of graduation</text:p>
          </table:table-cell>
          <table:table-cell office:value-type="string" calcext:value-type="string">
            <text:p>Attain an ability to apply mathematical foundations, algorithmic principles, and computer science theory in the modeling and design of computational systems in a way that demonstrates comprehension of the tradeoffs involved in design choices.</text:p>
          </table:table-cell>
          <table:table-cell office:value-type="string" calcext:value-type="string">
            <text:p>https://www.colorado.edu/cs/about/program-outcomes-objectives</text:p>
          </table:table-cell>
          <table:table-cell table:number-columns-repeated="102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he Computer Science Department's Bachelor of Science program must enable students to attain, by the time of graduation</text:p>
          </table:table-cell>
          <table:table-cell office:value-type="string" calcext:value-type="string">
            <text:p>Attain an ability to apply design and development principles in the construction of software systems of varying complexity.</text:p>
          </table:table-cell>
          <table:table-cell office:value-type="string" calcext:value-type="string">
            <text:p>https://www.colorado.edu/cs/about/program-outcomes-objectives</text:p>
          </table:table-cell>
          <table:table-cell table:number-columns-repeated="102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tudents who successfully meet the BS-CS program requirements will demonstrate the following student outcomes:</text:p>
          </table:table-cell>
          <table:table-cell office:value-type="string" calcext:value-type="string">
            <text:p>Analyze a complex computing problem and apply principles of computing and other relevant disciplines to identify solutions.</text:p>
          </table:table-cell>
          <table:table-cell office:value-type="string" calcext:value-type="string">
            <text:p>https://www.cs.uga.edu/program-objectives</text:p>
          </table:table-cell>
          <table:table-cell table:number-columns-repeated="102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tudents who successfully meet the BS-CS program requirements will demonstrate the following student outcomes:</text:p>
          </table:table-cell>
          <table:table-cell office:value-type="string" calcext:value-type="string">
            <text:p>Design, implement, and evaluate a computing-based solution to meet a given set of computing requirements in the context of the program’s discipline.</text:p>
          </table:table-cell>
          <table:table-cell office:value-type="string" calcext:value-type="string">
            <text:p>https://www.cs.uga.edu/program-objectives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tudents who successfully meet the BS-CS program requirements will demonstrate the following student outcomes:</text:p>
          </table:table-cell>
          <table:table-cell office:value-type="string" calcext:value-type="string">
            <text:p>Communicate effectively in a variety of professional contexts.</text:p>
          </table:table-cell>
          <table:table-cell office:value-type="string" calcext:value-type="string">
            <text:p>https://www.cs.uga.edu/program-objectives</text:p>
          </table:table-cell>
          <table:table-cell table:number-columns-repeated="102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tudents who successfully meet the BS-CS program requirements will demonstrate the following student outcomes:</text:p>
          </table:table-cell>
          <table:table-cell office:value-type="string" calcext:value-type="string">
            <text:p>Recognize professional responsibilities and make informed judgments in computing practice based on legal and ethical principles.</text:p>
          </table:table-cell>
          <table:table-cell office:value-type="string" calcext:value-type="string">
            <text:p>https://www.cs.uga.edu/program-objectives</text:p>
          </table:table-cell>
          <table:table-cell table:number-columns-repeated="102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tudents who successfully meet the BS-CS program requirements will demonstrate the following student outcomes:</text:p>
          </table:table-cell>
          <table:table-cell office:value-type="string" calcext:value-type="string">
            <text:p>Function effectively as a member or leader of a team engaged in activities appropriate to the program’s discipline.</text:p>
          </table:table-cell>
          <table:table-cell office:value-type="string" calcext:value-type="string">
            <text:p>https://www.cs.uga.edu/program-objectives</text:p>
          </table:table-cell>
          <table:table-cell table:number-columns-repeated="102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tudents who successfully meet the BS-CS program requirements will demonstrate the following student outcomes:</text:p>
          </table:table-cell>
          <table:table-cell office:value-type="string" calcext:value-type="string">
            <text:p>Apply computer science theory and software development fundamentals to produce computing-based solutions.</text:p>
          </table:table-cell>
          <table:table-cell office:value-type="string" calcext:value-type="string">
            <text:p>https://www.cs.uga.edu/program-objectives</text:p>
          </table:table-cell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The B.S. in Computer Science program enables students to attain, by the time of graduation:</text:p>
          </table:table-cell>
          <table:table-cell office:value-type="string" calcext:value-type="string">
            <text:p>Attain an ability to apply knowledge of computing and mathematics appropriate to the program’s student outcomes and to the discipline</text:p>
          </table:table-cell>
          <table:table-cell office:value-type="string" calcext:value-type="string">
            <text:p>https://seidenberg.pace.edu/bscs-objectives-and-outcomes</text:p>
          </table:table-cell>
          <table:table-cell table:number-columns-repeated="102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The B.S. in Computer Science program enables students to attain, by the time of graduation:</text:p>
          </table:table-cell>
          <table:table-cell office:value-type="string" calcext:value-type="string">
            <text:p>Attain an ability to analyze a problem, and identify and define the computing requirements appropriate to its solution</text:p>
          </table:table-cell>
          <table:table-cell office:value-type="string" calcext:value-type="string">
            <text:p>https://seidenberg.pace.edu/bscs-objectives-and-outcomes</text:p>
          </table:table-cell>
          <table:table-cell table:number-columns-repeated="102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he B.S. in Computer Science program enables students to attain, by the time of graduation:</text:p>
          </table:table-cell>
          <table:table-cell office:value-type="string" calcext:value-type="string">
            <text:p>Attain an ability to design, implement, and evaluate a computer-based system, process, component, or program to meet desired needs</text:p>
          </table:table-cell>
          <table:table-cell office:value-type="string" calcext:value-type="string">
            <text:p>https://seidenberg.pace.edu/bscs-objectives-and-outcomes</text:p>
          </table:table-cell>
          <table:table-cell table:number-columns-repeated="102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he B.S. in Computer Science program enables students to attain, by the time of graduation:</text:p>
          </table:table-cell>
          <table:table-cell office:value-type="string" calcext:value-type="string">
            <text:p>Attain an ability to function effectively on teams to accomplish a common goal</text:p>
          </table:table-cell>
          <table:table-cell office:value-type="string" calcext:value-type="string">
            <text:p>https://seidenberg.pace.edu/bscs-objectives-and-outcomes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he B.S. in Computer Science program enables students to attain, by the time of graduation:</text:p>
          </table:table-cell>
          <table:table-cell office:value-type="string" calcext:value-type="string">
            <text:p>Attain an understanding of professional, ethical, legal, security and social issues and responsibilities</text:p>
          </table:table-cell>
          <table:table-cell office:value-type="string" calcext:value-type="string">
            <text:p>https://seidenberg.pace.edu/bscs-objectives-and-outcomes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he B.S. in Computer Science program enables students to attain, by the time of graduation:</text:p>
          </table:table-cell>
          <table:table-cell office:value-type="string" calcext:value-type="string">
            <text:p>Attain an ability to communicate effectively with a range of audiences</text:p>
          </table:table-cell>
          <table:table-cell office:value-type="string" calcext:value-type="string">
            <text:p>https://seidenberg.pace.edu/bscs-objectives-and-outcomes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he B.S. in Computer Science program enables students to attain, by the time of graduation:</text:p>
          </table:table-cell>
          <table:table-cell office:value-type="string" calcext:value-type="string">
            <text:p>Attain an ability to analyze the local and global impact of computing on individuals, organizations, and society</text:p>
          </table:table-cell>
          <table:table-cell office:value-type="string" calcext:value-type="string">
            <text:p>https://seidenberg.pace.edu/bscs-objectives-and-outcomes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he B.S. in Computer Science program enables students to attain, by the time of graduation:</text:p>
          </table:table-cell>
          <table:table-cell office:value-type="string" calcext:value-type="string">
            <text:p>Rttain aecognition of the need for and an ability to engage in continuing professional development</text:p>
          </table:table-cell>
          <table:table-cell office:value-type="string" calcext:value-type="string">
            <text:p>https://seidenberg.pace.edu/bscs-objectives-and-outcomes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he B.S. in Computer Science program enables students to attain, by the time of graduation:</text:p>
          </table:table-cell>
          <table:table-cell office:value-type="string" calcext:value-type="string">
            <text:p>Attain an ability to use current techniques, skills, and tools necessary for computing practice.</text:p>
          </table:table-cell>
          <table:table-cell office:value-type="string" calcext:value-type="string">
            <text:p>https://seidenberg.pace.edu/bscs-objectives-and-outcomes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he B.S. in Computer Science program enables students to attain, by the time of graduation:</text:p>
          </table:table-cell>
          <table:table-cell office:value-type="string" calcext:value-type="string">
            <text:p>Attain an ability to apply mathematical foundations, algorithmic principles, and computer science theory in the modeling and design of computer-based systems in a way that demonstrates comprehension of the tradeoffs involved in design choices.</text:p>
          </table:table-cell>
          <table:table-cell office:value-type="string" calcext:value-type="string">
            <text:p>https://seidenberg.pace.edu/bscs-objectives-and-outcomes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he B.S. in Computer Science program enables students to attain, by the time of graduation:</text:p>
          </table:table-cell>
          <table:table-cell office:value-type="string" calcext:value-type="string">
            <text:p>Attain an ability to apply design and development principles in the construction of software systems of varying complexity.</text:p>
          </table:table-cell>
          <table:table-cell office:value-type="string" calcext:value-type="string">
            <text:p>https://seidenberg.pace.edu/bscs-objectives-and-outcomes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Bachelor of Science </text:p>
          </table:table-cell>
          <table:table-cell office:value-type="string" calcext:value-type="string">
            <text:p>Students will be able to develop and implement algorithms in a manner that employs logical and mathematical reasoning, and basic notions of algorithmic complexity.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Bachelor of Science </text:p>
          </table:table-cell>
          <table:table-cell office:value-type="string" calcext:value-type="string">
            <text:p>Students will be capable of utilizing in such algorithms elements of control, including sequence, selection, and loop,</text:p>
          </table:table-cell>
          <table:table-cell office:value-type="string" calcext:value-type="string">
            <text:p>https://www.albany.edu/learning-objectives/computer-science.php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Bachelor of Science </text:p>
          </table:table-cell>
          <table:table-cell office:value-type="string" calcext:value-type="string">
            <text:p>Students will be capable of utilizing in such algorithms basic data types including integer, floating point, string, and array,</text:p>
          </table:table-cell>
          <table:table-cell office:value-type="string" calcext:value-type="string">
            <text:p>https://www.albany.edu/learning-objectives/computer-science.php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Bachelor of Science </text:p>
          </table:table-cell>
          <table:table-cell office:value-type="string" calcext:value-type="string">
            <text:p>Students will be capable of utilizing in such algorithms recursion,</text:p>
          </table:table-cell>
          <table:table-cell office:value-type="string" calcext:value-type="string">
            <text:p>https://www.albany.edu/learning-objectives/computer-science.php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Bachelor of Science </text:p>
          </table:table-cell>
          <table:table-cell office:value-type="string" calcext:value-type="string">
            <text:p>Students will be capable of utilizing in such algorithms linked data structures including lists and trees,</text:p>
          </table:table-cell>
          <table:table-cell office:value-type="string" calcext:value-type="string">
            <text:p>https://www.albany.edu/learning-objectives/computer-science.php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Bachelor of Science </text:p>
          </table:table-cell>
          <table:table-cell office:value-type="string" calcext:value-type="string">
            <text:p>Students will be capable of utilizing in such algorithms input and output control of basic data types.</text:p>
          </table:table-cell>
          <table:table-cell office:value-type="string" calcext:value-type="string">
            <text:p>https://www.albany.edu/learning-objectives/computer-science.php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Master of Science</text:p>
          </table:table-cell>
          <table:table-cell office:value-type="string" calcext:value-type="string">
            <text:p>Students will be able to understand and analyze algorithms &amp; data structures.</text:p>
          </table:table-cell>
          <table:table-cell office:value-type="string" calcext:value-type="string">
            <text:p>https://www.albany.edu/learning-objectives/computer-science.php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Master of Science</text:p>
          </table:table-cell>
          <table:table-cell office:value-type="string" calcext:value-type="string">
            <text:p>Students will be able to implement algorithms in a manner consistent with software Engineering principles.</text:p>
          </table:table-cell>
          <table:table-cell office:value-type="string" calcext:value-type="string">
            <text:p>https://www.albany.edu/learning-objectives/computer-science.php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Master of Science</text:p>
          </table:table-cell>
          <table:table-cell office:value-type="string" calcext:value-type="string">
            <text:p>Design and implement large scale software, and work in teams.</text:p>
          </table:table-cell>
          <table:table-cell office:value-type="string" calcext:value-type="string">
            <text:p>https://www.albany.edu/learning-objectives/computer-science.php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Master of Science</text:p>
          </table:table-cell>
          <table:table-cell office:value-type="string" calcext:value-type="string">
            <text:p>Students will demonstrate Competence in Operating Systems, Databases, Computability, or Advanced programming concepts.</text:p>
          </table:table-cell>
          <table:table-cell office:value-type="string" calcext:value-type="string">
            <text:p>https://www.albany.edu/learning-objectives/computer-science.php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Master of Science</text:p>
          </table:table-cell>
          <table:table-cell office:value-type="string" calcext:value-type="string">
            <text:p>Students will illustrate implementation success via demos of their projects.</text:p>
          </table:table-cell>
          <table:table-cell office:value-type="string" calcext:value-type="string">
            <text:p>https://www.albany.edu/learning-objectives/computer-science.php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Ph.D. </text:p>
          </table:table-cell>
          <table:table-cell office:value-type="string" calcext:value-type="string">
            <text:p>Students will attain expert competence in at least three of the areas: Analysis of algorithms, including complexity, tractability, and computability.</text:p>
          </table:table-cell>
          <table:table-cell office:value-type="string" calcext:value-type="string">
            <text:p>https://www.albany.edu/learning-objectives/computer-science.php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Ph.D. </text:p>
          </table:table-cell>
          <table:table-cell office:value-type="string" calcext:value-type="string">
            <text:p>Students will attain expert competence in at least three of the areas: Propositional logic, and the predicate calculus.</text:p>
          </table:table-cell>
          <table:table-cell office:value-type="string" calcext:value-type="string">
            <text:p>https://www.albany.edu/learning-objectives/computer-science.php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Ph.D. </text:p>
          </table:table-cell>
          <table:table-cell office:value-type="string" calcext:value-type="string">
            <text:p>Students will attain expert competence in at least three of the areas: Artificial intelligence.</text:p>
          </table:table-cell>
          <table:table-cell office:value-type="string" calcext:value-type="string">
            <text:p>https://www.albany.edu/learning-objectives/computer-science.php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h.D. </text:p>
          </table:table-cell>
          <table:table-cell office:value-type="string" calcext:value-type="string">
            <text:p>Students will attain expert competence in at least three of the areas: Principles of programming languages, and their design.</text:p>
          </table:table-cell>
          <table:table-cell office:value-type="string" calcext:value-type="string">
            <text:p>https://www.albany.edu/learning-objectives/computer-science.php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Ph.D. </text:p>
          </table:table-cell>
          <table:table-cell office:value-type="string" calcext:value-type="string">
            <text:p>Students will attain expert competence in at least three of the areas: Operating systems and computer communication networks.</text:p>
          </table:table-cell>
          <table:table-cell office:value-type="string" calcext:value-type="string">
            <text:p>https://www.albany.edu/learning-objectives/computer-science.php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h.D. </text:p>
          </table:table-cell>
          <table:table-cell office:value-type="string" calcext:value-type="string">
            <text:p>Students will attain expert competence in at least three of the areas: Scientific and high performance computing.</text:p>
          </table:table-cell>
          <table:table-cell office:value-type="string" calcext:value-type="string">
            <text:p>https://www.albany.edu/learning-objectives/computer-science.php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Ph.D. </text:p>
          </table:table-cell>
          <table:table-cell office:value-type="string" calcext:value-type="string">
            <text:p>Students will attain expert competence in at least three of the areas: Principles of information retrieval, databases, and their theory.</text:p>
          </table:table-cell>
          <table:table-cell office:value-type="string" calcext:value-type="string">
            <text:p>https://www.albany.edu/learning-objectives/computer-science.php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Ph.D. </text:p>
          </table:table-cell>
          <table:table-cell office:value-type="string" calcext:value-type="string">
            <text:p>Students will attain expert competence in at least three of the areas: Complexity and computability theory.</text:p>
          </table:table-cell>
          <table:table-cell office:value-type="string" calcext:value-type="string">
            <text:p>https://www.albany.edu/learning-objectives/computer-science.php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Ph.D. </text:p>
          </table:table-cell>
          <table:table-cell office:value-type="string" calcext:value-type="string">
            <text:p>Students will publish papers/articles in peer-reviewed conferences and journals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/00/0000</text:date>, <text:time style:data-style-name="N2" text:time-value="08:07:13.87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4T16:17:42.177000000</meta:creation-date>
    <meta:generator>LibreOffice/7.2.2.2$Windows_X86_64 LibreOffice_project/02b2acce88a210515b4a5bb2e46cbfb63fe97d56</meta:generator>
    <dc:date>2022-01-05T23:19:40.690000000</dc:date>
    <meta:editing-duration>PT15H28M49S</meta:editing-duration>
    <meta:editing-cycles>4</meta:editing-cycles>
    <meta:document-statistic meta:table-count="1" meta:cell-count="618" meta:object-count="0"/>
  </office:meta>
</office:document-meta>
</file>